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WIMBER GAMARR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OSORIO POLO, UBALD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1</text:span></text:p>
          </table:table-cell>
        </table:table-row>
        <table:table-row>
          <table:table-cell table:style-name="Tabla1.A2" office:value-type="float" office:value="0">
            <text:p text:style-name="P7">PATOS CRIOLLOS</text:p>
          </table:table-cell>
          <table:table-cell table:style-name="Tabla1.B11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>F. ROJOS</text:p>
          </table:table-cell>
          <table:table-cell table:style-name="Tabla1.B11" office:value-type="string">
            <text:p text:style-name="P9">Cant.Cajas: <text:span text:style-name="T11">2</text:span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9270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00:42:0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